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Ackley50D</text:p>
          </table:table-cell>
          <table:table-cell office:value-type="string" calcext:value-type="string">
            <text:p>MEAN</text:p>
          </table:table-cell>
          <table:table-cell office:value-type="float" office:value="0.915455692447722" calcext:value-type="float">
            <text:p>0.915455692447722</text:p>
          </table:table-cell>
          <table:table-cell office:value-type="float" office:value="0.0119910356588662" calcext:value-type="float">
            <text:p>0.011991035658866</text:p>
          </table:table-cell>
          <table:table-cell office:value-type="float" office:value="0.0000795761588960886" calcext:value-type="float">
            <text:p>7.95761588960886E-05</text:p>
          </table:table-cell>
          <table:table-cell office:value-type="float" office:value="0.000000911997631192207" calcext:value-type="float">
            <text:p>9.11997631192207E-07</text:p>
          </table:table-cell>
          <table:table-cell office:value-type="float" office:value="0.00000000721774995326996" calcext:value-type="float">
            <text:p>7.21774995326996E-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06151069138076" calcext:value-type="float">
            <text:p>1.06151069138076</text:p>
          </table:table-cell>
          <table:table-cell office:value-type="float" office:value="0.0188888758181987" calcext:value-type="float">
            <text:p>0.018888875818199</text:p>
          </table:table-cell>
          <table:table-cell office:value-type="float" office:value="0.000153837015020464" calcext:value-type="float">
            <text:p>0.00015383701502</text:p>
          </table:table-cell>
          <table:table-cell office:value-type="float" office:value="0.00000209323378464356" calcext:value-type="float">
            <text:p>2.09323378464356E-06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ckley100D</text:p>
          </table:table-cell>
          <table:table-cell office:value-type="string" calcext:value-type="string">
            <text:p>MEAN</text:p>
          </table:table-cell>
          <table:table-cell office:value-type="float" office:value="0.841038733720779" calcext:value-type="float">
            <text:p>0.841038733720779</text:p>
          </table:table-cell>
          <table:table-cell office:value-type="float" office:value="0.0119663216173649" calcext:value-type="float">
            <text:p>0.011966321617365</text:p>
          </table:table-cell>
          <table:table-cell office:value-type="float" office:value="0.000181730836629868" calcext:value-type="float">
            <text:p>0.00018173083663</text:p>
          </table:table-cell>
          <table:table-cell office:value-type="float" office:value="0.0000178329646587372" calcext:value-type="float">
            <text:p>1.78329646587372E-05</text:p>
          </table:table-cell>
          <table:table-cell office:value-type="float" office:value="0.0000000484287738800049" calcext:value-type="float">
            <text:p>4.84287738800049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21746444232057" calcext:value-type="float">
            <text:p>1.21746444232057</text:p>
          </table:table-cell>
          <table:table-cell office:value-type="float" office:value="0.0315026841399242" calcext:value-type="float">
            <text:p>0.031502684139924</text:p>
          </table:table-cell>
          <table:table-cell office:value-type="float" office:value="0.000688411818897522" calcext:value-type="float">
            <text:p>0.000688411818898</text:p>
          </table:table-cell>
          <table:table-cell office:value-type="float" office:value="0.0000819832863074245" calcext:value-type="float">
            <text:p>8.19832863074245E-05</text:p>
          </table:table-cell>
          <table:table-cell office:value-type="float" office:value="0.000000232301531906214" calcext:value-type="float">
            <text:p>2.3230153190621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ckley200D</text:p>
          </table:table-cell>
          <table:table-cell office:value-type="string" calcext:value-type="string">
            <text:p>MEAN</text:p>
          </table:table-cell>
          <table:table-cell office:value-type="float" office:value="1.3180297575891" calcext:value-type="float">
            <text:p>1.3180297575891</text:p>
          </table:table-cell>
          <table:table-cell office:value-type="float" office:value="0.0336743518710136" calcext:value-type="float">
            <text:p>0.033674351871014</text:p>
          </table:table-cell>
          <table:table-cell office:value-type="float" office:value="0.000952541828155518" calcext:value-type="float">
            <text:p>0.000952541828156</text:p>
          </table:table-cell>
          <table:table-cell office:value-type="float" office:value="0.00000274553894996643" calcext:value-type="float">
            <text:p>2.74553894996643E-06</text:p>
          </table:table-cell>
          <table:table-cell office:value-type="float" office:value="0.0000000111758708953857" calcext:value-type="float">
            <text:p>1.11758708953857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49592669157357" calcext:value-type="float">
            <text:p>1.49592669157357</text:p>
          </table:table-cell>
          <table:table-cell office:value-type="float" office:value="0.141372926981958" calcext:value-type="float">
            <text:p>0.141372926981958</text:p>
          </table:table-cell>
          <table:table-cell office:value-type="float" office:value="0.00456522104835391" calcext:value-type="float">
            <text:p>0.004565221048354</text:p>
          </table:table-cell>
          <table:table-cell office:value-type="float" office:value="0.00000692040037199995" calcext:value-type="float">
            <text:p>6.92040037199995E-06</text:p>
          </table:table-cell>
          <table:table-cell office:value-type="float" office:value="0.0000000353031851148962" calcext:value-type="float">
            <text:p>3.53031851148962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50D</text:p>
          </table:table-cell>
          <table:table-cell office:value-type="string" calcext:value-type="string">
            <text:p>MEAN</text:p>
          </table:table-cell>
          <table:table-cell office:value-type="float" office:value="16800.3393287659" calcext:value-type="float">
            <text:p>16800.3393287659</text:p>
          </table:table-cell>
          <table:table-cell office:value-type="float" office:value="185.147606018931" calcext:value-type="float">
            <text:p>185.147606018931</text:p>
          </table:table-cell>
          <table:table-cell office:value-type="float" office:value="0.0288901589810848" calcext:value-type="float">
            <text:p>0.028890158981085</text:p>
          </table:table-cell>
          <table:table-cell office:value-type="float" office:value="0.0000312142074108124" calcext:value-type="float">
            <text:p>3.12142074108124E-05</text:p>
          </table:table-cell>
          <table:table-cell office:value-type="float" office:value="0.0000000260770320892334" calcext:value-type="float">
            <text:p>2.60770320892334E-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9136.8920027809" calcext:value-type="float">
            <text:p>29136.8920027809</text:p>
          </table:table-cell>
          <table:table-cell office:value-type="float" office:value="946.626810695047" calcext:value-type="float">
            <text:p>946.626810695047</text:p>
          </table:table-cell>
          <table:table-cell office:value-type="float" office:value="0.147088660460054" calcext:value-type="float">
            <text:p>0.147088660460054</text:p>
          </table:table-cell>
          <table:table-cell office:value-type="float" office:value="0.000161358106873532" calcext:value-type="float">
            <text:p>0.000161358106874</text:p>
          </table:table-cell>
          <table:table-cell office:value-type="float" office:value="0.000000147513969788129" calcext:value-type="float">
            <text:p>1.47513969788129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100D</text:p>
          </table:table-cell>
          <table:table-cell office:value-type="string" calcext:value-type="string">
            <text:p>MEAN</text:p>
          </table:table-cell>
          <table:table-cell office:value-type="float" office:value="2.50918160145429E+130" calcext:value-type="float">
            <text:p>2.50918160145429E+130</text:p>
          </table:table-cell>
          <table:table-cell office:value-type="float" office:value="5.14488902051633E+127" calcext:value-type="float">
            <text:p>5.14488902051633E+127</text:p>
          </table:table-cell>
          <table:table-cell office:value-type="float" office:value="3.63381496323815E+124" calcext:value-type="float">
            <text:p>3.63381496323815E+124</text:p>
          </table:table-cell>
          <table:table-cell office:value-type="float" office:value="5.22943308566108E+121" calcext:value-type="float">
            <text:p>5.22943308566108E+121</text:p>
          </table:table-cell>
          <table:table-cell office:value-type="float" office:value="7.11440373655921E+117" calcext:value-type="float">
            <text:p>7.11440373655921E+117</text:p>
          </table:table-cell>
          <table:table-cell office:value-type="float" office:value="1.73564046037184E+115" calcext:value-type="float">
            <text:p>1.73564046037184E+115</text:p>
          </table:table-cell>
          <table:table-cell office:value-type="float" office:value="7.46156482471067E+109" calcext:value-type="float">
            <text:p>7.46156482471067E+109</text:p>
          </table:table-cell>
          <table:table-cell office:value-type="float" office:value="4.06791853710229E+106" calcext:value-type="float">
            <text:p>4.06791853710229E+106</text:p>
          </table:table-cell>
          <table:table-cell office:value-type="float" office:value="2.27957830918372E+103" calcext:value-type="float">
            <text:p>2.27957830918372E+103</text:p>
          </table:table-cell>
          <table:table-cell office:value-type="float" office:value="1.02872774875444E+098" calcext:value-type="float">
            <text:p>1.02872774875444E+098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41940746049348E+131" calcext:value-type="float">
            <text:p>1.41940746049348E+131</text:p>
          </table:table-cell>
          <table:table-cell office:value-type="float" office:value="2.91038873188745E+128" calcext:value-type="float">
            <text:p>2.91038873188745E+128</text:p>
          </table:table-cell>
          <table:table-cell office:value-type="float" office:value="2.05559616166627E+125" calcext:value-type="float">
            <text:p>2.05559616166627E+125</text:p>
          </table:table-cell>
          <table:table-cell office:value-type="float" office:value="2.9582140773058E+122" calcext:value-type="float">
            <text:p>2.9582140773058E+122</text:p>
          </table:table-cell>
          <table:table-cell office:value-type="float" office:value="4.02451450097594E+118" calcext:value-type="float">
            <text:p>4.02451450097594E+118</text:p>
          </table:table-cell>
          <table:table-cell office:value-type="float" office:value="9.81826511384537E+115" calcext:value-type="float">
            <text:p>9.81826511384537E+115</text:p>
          </table:table-cell>
          <table:table-cell office:value-type="float" office:value="4.22089846865274E+110" calcext:value-type="float">
            <text:p>4.22089846865274E+110</text:p>
          </table:table-cell>
          <table:table-cell office:value-type="float" office:value="2.30116222631959E+107" calcext:value-type="float">
            <text:p>2.30116222631959E+107</text:p>
          </table:table-cell>
          <table:table-cell office:value-type="float" office:value="1.28952422453566E+104" calcext:value-type="float">
            <text:p>1.28952422453566E+104</text:p>
          </table:table-cell>
          <table:table-cell office:value-type="float" office:value="5.81936293711226E+098" calcext:value-type="float">
            <text:p>5.81936293711226E+09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200D</text:p>
          </table:table-cell>
          <table:table-cell office:value-type="string" calcext:value-type="string">
            <text:p>MEAN</text:p>
          </table:table-cell>
          <table:table-cell office:value-type="float" office:value="3.00841615371135E+152" calcext:value-type="float">
            <text:p>3.00841615371135E+152</text:p>
          </table:table-cell>
          <table:table-cell office:value-type="float" office:value="1.17373751573614E+150" calcext:value-type="float">
            <text:p>1.17373751573614E+150</text:p>
          </table:table-cell>
          <table:table-cell office:value-type="float" office:value="1.11305874900836E+146" calcext:value-type="float">
            <text:p>1.11305874900836E+146</text:p>
          </table:table-cell>
          <table:table-cell office:value-type="float" office:value="6.41883200686023E+139" calcext:value-type="float">
            <text:p>6.41883200686023E+139</text:p>
          </table:table-cell>
          <table:table-cell office:value-type="float" office:value="2.6638850300572E+135" calcext:value-type="float">
            <text:p>2.6638850300572E+135</text:p>
          </table:table-cell>
          <table:table-cell office:value-type="float" office:value="2.66615011805205E+131" calcext:value-type="float">
            <text:p>2.66615011805205E+131</text:p>
          </table:table-cell>
          <table:table-cell office:value-type="float" office:value="1.24381305078365E+127" calcext:value-type="float">
            <text:p>1.24381305078365E+127</text:p>
          </table:table-cell>
          <table:table-cell office:value-type="float" office:value="1.41163157065254E+124" calcext:value-type="float">
            <text:p>1.41163157065254E+124</text:p>
          </table:table-cell>
          <table:table-cell office:value-type="float" office:value="2.93144404832761E+121" calcext:value-type="float">
            <text:p>2.93144404832761E+121</text:p>
          </table:table-cell>
          <table:table-cell office:value-type="float" office:value="3.88007520991628E+117" calcext:value-type="float">
            <text:p>3.88007520991628E+117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70181717033636E+153" calcext:value-type="float">
            <text:p>1.70181717033636E+153</text:p>
          </table:table-cell>
          <table:table-cell office:value-type="float" office:value="6.6396620536806E+150" calcext:value-type="float">
            <text:p>6.6396620536806E+150</text:p>
          </table:table-cell>
          <table:table-cell office:value-type="float" office:value="6.29641111426264E+146" calcext:value-type="float">
            <text:p>6.29641111426264E+146</text:p>
          </table:table-cell>
          <table:table-cell office:value-type="float" office:value="3.6310397114785E+140" calcext:value-type="float">
            <text:p>3.6310397114785E+140</text:p>
          </table:table-cell>
          <table:table-cell office:value-type="float" office:value="1.50692093524382E+136" calcext:value-type="float">
            <text:p>1.50692093524382E+136</text:p>
          </table:table-cell>
          <table:table-cell office:value-type="float" office:value="1.50820226250874E+132" calcext:value-type="float">
            <text:p>1.50820226250874E+132</text:p>
          </table:table-cell>
          <table:table-cell office:value-type="float" office:value="7.03606914189957E+127" calcext:value-type="float">
            <text:p>7.03606914189957E+127</text:p>
          </table:table-cell>
          <table:table-cell office:value-type="float" office:value="7.98539404916345E+124" calcext:value-type="float">
            <text:p>7.98539404916345E+124</text:p>
          </table:table-cell>
          <table:table-cell office:value-type="float" office:value="1.65827517219312E+122" calcext:value-type="float">
            <text:p>1.65827517219312E+122</text:p>
          </table:table-cell>
          <table:table-cell office:value-type="float" office:value="2.19490199395649E+118" calcext:value-type="float">
            <text:p>2.19490199395649E+11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_Tablet50D</text:p>
          </table:table-cell>
          <table:table-cell office:value-type="string" calcext:value-type="string">
            <text:p>MEAN</text:p>
          </table:table-cell>
          <table:table-cell office:value-type="float" office:value="29.0639103390276" calcext:value-type="float">
            <text:p>29.0639103390276</text:p>
          </table:table-cell>
          <table:table-cell office:value-type="float" office:value="0.00563713535666466" calcext:value-type="float">
            <text:p>0.005637135356665</text:p>
          </table:table-cell>
          <table:table-cell office:value-type="float" office:value="0.0000016428530216217" calcext:value-type="float">
            <text:p>1.6428530216217E-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47.0218184995924" calcext:value-type="float">
            <text:p>47.0218184995924</text:p>
          </table:table-cell>
          <table:table-cell office:value-type="float" office:value="0.0130105175284596" calcext:value-type="float">
            <text:p>0.01301051752846</text:p>
          </table:table-cell>
          <table:table-cell office:value-type="float" office:value="0.00000475727743965362" calcext:value-type="float">
            <text:p>4.75727743965362E-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_Tablet100D</text:p>
          </table:table-cell>
          <table:table-cell office:value-type="string" calcext:value-type="string">
            <text:p>MEAN</text:p>
          </table:table-cell>
          <table:table-cell office:value-type="float" office:value="850.689534142613" calcext:value-type="float">
            <text:p>850.689534142613</text:p>
          </table:table-cell>
          <table:table-cell office:value-type="float" office:value="0.102409906685352" calcext:value-type="float">
            <text:p>0.102409906685352</text:p>
          </table:table-cell>
          <table:table-cell office:value-type="float" office:value="0.0000142715871334076" calcext:value-type="float">
            <text:p>1.42715871334076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3087.0620975302" calcext:value-type="float">
            <text:p>3087.0620975302</text:p>
          </table:table-cell>
          <table:table-cell office:value-type="float" office:value="0.33803771713274" calcext:value-type="float">
            <text:p>0.33803771713274</text:p>
          </table:table-cell>
          <table:table-cell office:value-type="float" office:value="0.0000620378794972873" calcext:value-type="float">
            <text:p>6.20378794972873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igar_Tablet200D</text:p>
          </table:table-cell>
          <table:table-cell office:value-type="string" calcext:value-type="string">
            <text:p>MEAN</text:p>
          </table:table-cell>
          <table:table-cell office:value-type="float" office:value="1194.76228467468" calcext:value-type="float">
            <text:p>1194.76228467468</text:p>
          </table:table-cell>
          <table:table-cell office:value-type="float" office:value="1.66512189153582" calcext:value-type="float">
            <text:p>1.66512189153582</text:p>
          </table:table-cell>
          <table:table-cell office:value-type="float" office:value="0.00166340125724673" calcext:value-type="float">
            <text:p>0.001663401257247</text:p>
          </table:table-cell>
          <table:table-cell office:value-type="float" office:value="0.00000456790439784527" calcext:value-type="float">
            <text:p>4.56790439784527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197.70318632305" calcext:value-type="float">
            <text:p>2197.70318632305</text:p>
          </table:table-cell>
          <table:table-cell office:value-type="float" office:value="3.41367146379304" calcext:value-type="float">
            <text:p>3.41367146379304</text:p>
          </table:table-cell>
          <table:table-cell office:value-type="float" office:value="0.0043142326675161" calcext:value-type="float">
            <text:p>0.004314232667516</text:p>
          </table:table-cell>
          <table:table-cell office:value-type="float" office:value="0.0000133369213922746" calcext:value-type="float">
            <text:p>1.33369213922746E-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llipsoid50D</text:p>
          </table:table-cell>
          <table:table-cell office:value-type="string" calcext:value-type="string">
            <text:p>MEAN</text:p>
          </table:table-cell>
          <table:table-cell office:value-type="float" office:value="153.251829318702" calcext:value-type="float">
            <text:p>153.251829318702</text:p>
          </table:table-cell>
          <table:table-cell office:value-type="float" office:value="0.0795557163655758" calcext:value-type="float">
            <text:p>0.079555716365576</text:p>
          </table:table-cell>
          <table:table-cell office:value-type="float" office:value="0.0000291988253593445" calcext:value-type="float">
            <text:p>2.91988253593445E-05</text:p>
          </table:table-cell>
          <table:table-cell office:value-type="float" office:value="0.00000000372529029846191" calcext:value-type="float">
            <text:p>3.72529029846191E-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96.798827968538" calcext:value-type="float">
            <text:p>296.798827968538</text:p>
          </table:table-cell>
          <table:table-cell office:value-type="float" office:value="0.249018529562354" calcext:value-type="float">
            <text:p>0.249018529562354</text:p>
          </table:table-cell>
          <table:table-cell office:value-type="float" office:value="0.0000869484528871435" calcext:value-type="float">
            <text:p>8.69484528871435E-05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llipsoid100D</text:p>
          </table:table-cell>
          <table:table-cell office:value-type="string" calcext:value-type="string">
            <text:p>MEAN</text:p>
          </table:table-cell>
          <table:table-cell office:value-type="float" office:value="11306.4657281935" calcext:value-type="float">
            <text:p>11306.4657281935</text:p>
          </table:table-cell>
          <table:table-cell office:value-type="float" office:value="48.5973747037351" calcext:value-type="float">
            <text:p>48.5973747037351</text:p>
          </table:table-cell>
          <table:table-cell office:value-type="float" office:value="0.00160270929336548" calcext:value-type="float">
            <text:p>0.001602709293365</text:p>
          </table:table-cell>
          <table:table-cell office:value-type="float" office:value="0.00000000372529029846191" calcext:value-type="float">
            <text:p>3.72529029846191E-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46379.0117233653" calcext:value-type="float">
            <text:p>46379.0117233653</text:p>
          </table:table-cell>
          <table:table-cell office:value-type="float" office:value="251.974752848512" calcext:value-type="float">
            <text:p>251.974752848512</text:p>
          </table:table-cell>
          <table:table-cell office:value-type="float" office:value="0.00871914795329536" calcext:value-type="float">
            <text:p>0.008719147953295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llipsoid200D</text:p>
          </table:table-cell>
          <table:table-cell office:value-type="string" calcext:value-type="string">
            <text:p>MEAN</text:p>
          </table:table-cell>
          <table:table-cell office:value-type="float" office:value="7468.29091506545" calcext:value-type="float">
            <text:p>7468.29091506545</text:p>
          </table:table-cell>
          <table:table-cell office:value-type="float" office:value="50.0352523229085" calcext:value-type="float">
            <text:p>50.0352523229085</text:p>
          </table:table-cell>
          <table:table-cell office:value-type="float" office:value="0.0783207514323294" calcext:value-type="float">
            <text:p>0.078320751432329</text:p>
          </table:table-cell>
          <table:table-cell office:value-type="float" office:value="0.00000821333378553391" calcext:value-type="float">
            <text:p>8.21333378553391E-06</text:p>
          </table:table-cell>
          <table:table-cell office:value-type="float" office:value="0.000000375322997570038" calcext:value-type="float">
            <text:p>3.75322997570038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3058.2166753893" calcext:value-type="float">
            <text:p>13058.2166753893</text:p>
          </table:table-cell>
          <table:table-cell office:value-type="float" office:value="146.102337412067" calcext:value-type="float">
            <text:p>146.102337412067</text:p>
          </table:table-cell>
          <table:table-cell office:value-type="float" office:value="0.176446599484805" calcext:value-type="float">
            <text:p>0.176446599484805</text:p>
          </table:table-cell>
          <table:table-cell office:value-type="float" office:value="0.0000239802151100029" calcext:value-type="float">
            <text:p>2.39802151100029E-05</text:p>
          </table:table-cell>
          <table:table-cell office:value-type="float" office:value="0.00000109581806128324" calcext:value-type="float">
            <text:p>1.09581806128324E-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xpandedSchaffer50D</text:p>
          </table:table-cell>
          <table:table-cell office:value-type="string" calcext:value-type="string">
            <text:p>MEAN</text:p>
          </table:table-cell>
          <table:table-cell office:value-type="float" office:value="150.005941454321" calcext:value-type="float">
            <text:p>150.005941454321</text:p>
          </table:table-cell>
          <table:table-cell office:value-type="float" office:value="150.000001519918" calcext:value-type="float">
            <text:p>150.000001519918</text:p>
          </table:table-cell>
          <table:table-cell office:value-type="float" office:value="150.000000003725" calcext:value-type="float">
            <text:p>150.000000003725</text:p>
          </table:table-cell>
          <table:table-cell table:number-columns-repeated="7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145356331376282" calcext:value-type="float">
            <text:p>0.014535633137628</text:p>
          </table:table-cell>
          <table:table-cell office:value-type="float" office:value="0.00000357794466489573" calcext:value-type="float">
            <text:p>3.57794466489573E-06</text:p>
          </table:table-cell>
          <table:table-cell office:value-type="float" office:value="0.000000021073424255447" calcext:value-type="float">
            <text:p>2.1073424255447E-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xpandedSchaffer100D</text:p>
          </table:table-cell>
          <table:table-cell office:value-type="string" calcext:value-type="string">
            <text:p>MEAN</text:p>
          </table:table-cell>
          <table:table-cell office:value-type="float" office:value="150.007031891495" calcext:value-type="float">
            <text:p>150.007031891495</text:p>
          </table:table-cell>
          <table:table-cell office:value-type="float" office:value="150.000000432134" calcext:value-type="float">
            <text:p>150.000000432134</text:p>
          </table:table-cell>
          <table:table-cell table:number-columns-repeated="8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127230970462772" calcext:value-type="float">
            <text:p>0.012723097046277</text:p>
          </table:table-cell>
          <table:table-cell office:value-type="float" office:value="0.000000598540778246195" calcext:value-type="float">
            <text:p>5.98540778246195E-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xpandedSchaffer200D</text:p>
          </table:table-cell>
          <table:table-cell office:value-type="string" calcext:value-type="string">
            <text:p>MEAN</text:p>
          </table:table-cell>
          <table:table-cell office:value-type="float" office:value="150.020740415901" calcext:value-type="float">
            <text:p>150.020740415901</text:p>
          </table:table-cell>
          <table:table-cell office:value-type="float" office:value="150.000010706484" calcext:value-type="float">
            <text:p>150.000010706484</text:p>
          </table:table-cell>
          <table:table-cell table:number-columns-repeated="8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688202248084235" calcext:value-type="float">
            <text:p>0.068820224808424</text:p>
          </table:table-cell>
          <table:table-cell office:value-type="float" office:value="0.0000515597209305895" calcext:value-type="float">
            <text:p>5.15597209305895E-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Griewangk50D</text:p>
          </table:table-cell>
          <table:table-cell office:value-type="string" calcext:value-type="string">
            <text:p>MEAN</text:p>
          </table:table-cell>
          <table:table-cell office:value-type="float" office:value="1.47728526964784" calcext:value-type="float">
            <text:p>1.47728526964784</text:p>
          </table:table-cell>
          <table:table-cell office:value-type="float" office:value="0.0337228141725063" calcext:value-type="float">
            <text:p>0.033722814172506</text:p>
          </table:table-cell>
          <table:table-cell office:value-type="float" office:value="0.0000120438635349274" calcext:value-type="float">
            <text:p>1.20438635349274E-05</text:p>
          </table:table-cell>
          <table:table-cell office:value-type="float" office:value="0.00000000745058059692383" calcext:value-type="float">
            <text:p>7.45058059692383E-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5.09632937237758" calcext:value-type="float">
            <text:p>5.09632937237758</text:p>
          </table:table-cell>
          <table:table-cell office:value-type="float" office:value="0.176650618976702" calcext:value-type="float">
            <text:p>0.176650618976702</text:p>
          </table:table-cell>
          <table:table-cell office:value-type="float" office:value="0.0000601688376913983" calcext:value-type="float">
            <text:p>6.01688376913983E-05</text:p>
          </table:table-cell>
          <table:table-cell office:value-type="float" office:value="0.000000042146848510894" calcext:value-type="float">
            <text:p>4.2146848510894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Griewangk100D</text:p>
          </table:table-cell>
          <table:table-cell office:value-type="string" calcext:value-type="string">
            <text:p>MEAN</text:p>
          </table:table-cell>
          <table:table-cell office:value-type="float" office:value="3.53369162650779" calcext:value-type="float">
            <text:p>3.53369162650779</text:p>
          </table:table-cell>
          <table:table-cell office:value-type="float" office:value="0.0450287123676389" calcext:value-type="float">
            <text:p>0.045028712367639</text:p>
          </table:table-cell>
          <table:table-cell office:value-type="float" office:value="0.0000756906811147928" calcext:value-type="float">
            <text:p>7.56906811147928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8.17103453304414" calcext:value-type="float">
            <text:p>8.17103453304414</text:p>
          </table:table-cell>
          <table:table-cell office:value-type="float" office:value="0.0762620923295382" calcext:value-type="float">
            <text:p>0.076262092329538</text:p>
          </table:table-cell>
          <table:table-cell office:value-type="float" office:value="0.000191298061424137" calcext:value-type="float">
            <text:p>0.0001912980614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Griewangk200D</text:p>
          </table:table-cell>
          <table:table-cell office:value-type="string" calcext:value-type="string">
            <text:p>MEAN</text:p>
          </table:table-cell>
          <table:table-cell office:value-type="float" office:value="1.45835231617093" calcext:value-type="float">
            <text:p>1.45835231617093</text:p>
          </table:table-cell>
          <table:table-cell office:value-type="float" office:value="0.00375061854720116" calcext:value-type="float">
            <text:p>0.003750618547201</text:p>
          </table:table-cell>
          <table:table-cell office:value-type="float" office:value="0.0000195428729057312" calcext:value-type="float">
            <text:p>1.95428729057312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.16752839769679" calcext:value-type="float">
            <text:p>2.16752839769679</text:p>
          </table:table-cell>
          <table:table-cell office:value-type="float" office:value="0.00846999349352739" calcext:value-type="float">
            <text:p>0.008469993493527</text:p>
          </table:table-cell>
          <table:table-cell office:value-type="float" office:value="0.0000762564184293232" calcext:value-type="float">
            <text:p>7.62564184293232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Happycat50D</text:p>
          </table:table-cell>
          <table:table-cell office:value-type="string" calcext:value-type="string">
            <text:p>MEAN</text:p>
          </table:table-cell>
          <table:table-cell office:value-type="float" office:value="2.8547445833683" calcext:value-type="float">
            <text:p>2.8547445833683</text:p>
          </table:table-cell>
          <table:table-cell office:value-type="float" office:value="2.83681600168347" calcext:value-type="float">
            <text:p>2.83681600168347</text:p>
          </table:table-cell>
          <table:table-cell office:value-type="float" office:value="2.8821759223938" calcext:value-type="float">
            <text:p>2.8821759223938</text:p>
          </table:table-cell>
          <table:table-cell office:value-type="float" office:value="2.8786901012063" calcext:value-type="float">
            <text:p>2.8786901012063</text:p>
          </table:table-cell>
          <table:table-cell office:value-type="float" office:value="2.86550483107567" calcext:value-type="float">
            <text:p>2.86550483107567</text:p>
          </table:table-cell>
          <table:table-cell office:value-type="float" office:value="2.88659401983023" calcext:value-type="float">
            <text:p>2.88659401983023</text:p>
          </table:table-cell>
          <table:table-cell office:value-type="float" office:value="2.85517390817404" calcext:value-type="float">
            <text:p>2.85517390817404</text:p>
          </table:table-cell>
          <table:table-cell office:value-type="float" office:value="2.89320878311992" calcext:value-type="float">
            <text:p>2.89320878311992</text:p>
          </table:table-cell>
          <table:table-cell office:value-type="float" office:value="2.86745116859674" calcext:value-type="float">
            <text:p>2.86745116859674</text:p>
          </table:table-cell>
          <table:table-cell office:value-type="float" office:value="2.86296054720879" calcext:value-type="float">
            <text:p>2.86296054720879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104170457475329" calcext:value-type="float">
            <text:p>0.104170457475329</text:p>
          </table:table-cell>
          <table:table-cell office:value-type="float" office:value="0.161725271016136" calcext:value-type="float">
            <text:p>0.161725271016136</text:p>
          </table:table-cell>
          <table:table-cell office:value-type="float" office:value="0.0836787215758916" calcext:value-type="float">
            <text:p>0.083678721575892</text:p>
          </table:table-cell>
          <table:table-cell office:value-type="float" office:value="0.083573113912213" calcext:value-type="float">
            <text:p>0.083573113912213</text:p>
          </table:table-cell>
          <table:table-cell office:value-type="float" office:value="0.0883026211781021" calcext:value-type="float">
            <text:p>0.088302621178102</text:p>
          </table:table-cell>
          <table:table-cell office:value-type="float" office:value="0.0884894070779648" calcext:value-type="float">
            <text:p>0.088489407077965</text:p>
          </table:table-cell>
          <table:table-cell office:value-type="float" office:value="0.0883202259981785" calcext:value-type="float">
            <text:p>0.088320225998179</text:p>
          </table:table-cell>
          <table:table-cell office:value-type="float" office:value="0.0780608792462757" calcext:value-type="float">
            <text:p>0.078060879246276</text:p>
          </table:table-cell>
          <table:table-cell office:value-type="float" office:value="0.0763340089170936" calcext:value-type="float">
            <text:p>0.076334008917094</text:p>
          </table:table-cell>
          <table:table-cell office:value-type="float" office:value="0.0721415955127397" calcext:value-type="float">
            <text:p>0.0721415955127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Happycat100D</text:p>
          </table:table-cell>
          <table:table-cell office:value-type="string" calcext:value-type="string">
            <text:p>MEAN</text:p>
          </table:table-cell>
          <table:table-cell office:value-type="float" office:value="3.42216167226434" calcext:value-type="float">
            <text:p>3.42216167226434</text:p>
          </table:table-cell>
          <table:table-cell office:value-type="float" office:value="3.40525822713971" calcext:value-type="float">
            <text:p>3.40525822713971</text:p>
          </table:table-cell>
          <table:table-cell office:value-type="float" office:value="3.40354025736451" calcext:value-type="float">
            <text:p>3.40354025736451</text:p>
          </table:table-cell>
          <table:table-cell office:value-type="float" office:value="3.39415686205029" calcext:value-type="float">
            <text:p>3.39415686205029</text:p>
          </table:table-cell>
          <table:table-cell office:value-type="float" office:value="3.41069861873984" calcext:value-type="float">
            <text:p>3.41069861873984</text:p>
          </table:table-cell>
          <table:table-cell office:value-type="float" office:value="3.3956511169672" calcext:value-type="float">
            <text:p>3.3956511169672</text:p>
          </table:table-cell>
          <table:table-cell office:value-type="float" office:value="3.40515815466642" calcext:value-type="float">
            <text:p>3.40515815466642</text:p>
          </table:table-cell>
          <table:table-cell office:value-type="float" office:value="3.4140836969018" calcext:value-type="float">
            <text:p>3.4140836969018</text:p>
          </table:table-cell>
          <table:table-cell office:value-type="float" office:value="3.41901231557131" calcext:value-type="float">
            <text:p>3.41901231557131</text:p>
          </table:table-cell>
          <table:table-cell office:value-type="float" office:value="3.39622762054205" calcext:value-type="float">
            <text:p>3.39622762054205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761334538402548" calcext:value-type="float">
            <text:p>0.076133453840255</text:p>
          </table:table-cell>
          <table:table-cell office:value-type="float" office:value="0.0932124086072437" calcext:value-type="float">
            <text:p>0.093212408607244</text:p>
          </table:table-cell>
          <table:table-cell office:value-type="float" office:value="0.0904180052041344" calcext:value-type="float">
            <text:p>0.090418005204134</text:p>
          </table:table-cell>
          <table:table-cell office:value-type="float" office:value="0.0912545421724095" calcext:value-type="float">
            <text:p>0.09125454217241</text:p>
          </table:table-cell>
          <table:table-cell office:value-type="float" office:value="0.10616281501351" calcext:value-type="float">
            <text:p>0.10616281501351</text:p>
          </table:table-cell>
          <table:table-cell office:value-type="float" office:value="0.0924542172852" calcext:value-type="float">
            <text:p>0.0924542172852</text:p>
          </table:table-cell>
          <table:table-cell office:value-type="float" office:value="0.104040287822768" calcext:value-type="float">
            <text:p>0.104040287822768</text:p>
          </table:table-cell>
          <table:table-cell office:value-type="float" office:value="0.0992966961426714" calcext:value-type="float">
            <text:p>0.099296696142671</text:p>
          </table:table-cell>
          <table:table-cell office:value-type="float" office:value="0.08163460362334" calcext:value-type="float">
            <text:p>0.08163460362334</text:p>
          </table:table-cell>
          <table:table-cell office:value-type="float" office:value="0.11779235738719" calcext:value-type="float">
            <text:p>0.1177923573871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Happycat200D</text:p>
          </table:table-cell>
          <table:table-cell office:value-type="string" calcext:value-type="string">
            <text:p>MEAN</text:p>
          </table:table-cell>
          <table:table-cell office:value-type="float" office:value="2.43791542574763" calcext:value-type="float">
            <text:p>2.43791542574763</text:p>
          </table:table-cell>
          <table:table-cell office:value-type="float" office:value="2.79725376144052" calcext:value-type="float">
            <text:p>2.79725376144052</text:p>
          </table:table-cell>
          <table:table-cell office:value-type="float" office:value="2.70822339132428" calcext:value-type="float">
            <text:p>2.70822339132428</text:p>
          </table:table-cell>
          <table:table-cell office:value-type="float" office:value="2.68972113355994" calcext:value-type="float">
            <text:p>2.68972113355994</text:p>
          </table:table-cell>
          <table:table-cell office:value-type="float" office:value="2.84119362011552" calcext:value-type="float">
            <text:p>2.84119362011552</text:p>
          </table:table-cell>
          <table:table-cell office:value-type="float" office:value="2.84629409760237" calcext:value-type="float">
            <text:p>2.84629409760237</text:p>
          </table:table-cell>
          <table:table-cell office:value-type="float" office:value="2.67275890335441" calcext:value-type="float">
            <text:p>2.67275890335441</text:p>
          </table:table-cell>
          <table:table-cell office:value-type="float" office:value="2.7598264887929" calcext:value-type="float">
            <text:p>2.7598264887929</text:p>
          </table:table-cell>
          <table:table-cell office:value-type="float" office:value="2.7006207741797" calcext:value-type="float">
            <text:p>2.7006207741797</text:p>
          </table:table-cell>
          <table:table-cell office:value-type="float" office:value="2.7459146566689" calcext:value-type="float">
            <text:p>2.7459146566689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.61948378234324" calcext:value-type="float">
            <text:p>1.61948378234324</text:p>
          </table:table-cell>
          <table:table-cell office:value-type="float" office:value="0.576709426256931" calcext:value-type="float">
            <text:p>0.576709426256931</text:p>
          </table:table-cell>
          <table:table-cell office:value-type="float" office:value="0.505485824389089" calcext:value-type="float">
            <text:p>0.505485824389089</text:p>
          </table:table-cell>
          <table:table-cell office:value-type="float" office:value="0.344716060752851" calcext:value-type="float">
            <text:p>0.344716060752851</text:p>
          </table:table-cell>
          <table:table-cell office:value-type="float" office:value="0.18355408255861" calcext:value-type="float">
            <text:p>0.18355408255861</text:p>
          </table:table-cell>
          <table:table-cell office:value-type="float" office:value="0.229387774241782" calcext:value-type="float">
            <text:p>0.229387774241782</text:p>
          </table:table-cell>
          <table:table-cell office:value-type="float" office:value="0.686695771949295" calcext:value-type="float">
            <text:p>0.686695771949295</text:p>
          </table:table-cell>
          <table:table-cell office:value-type="float" office:value="0.735456178201117" calcext:value-type="float">
            <text:p>0.735456178201117</text:p>
          </table:table-cell>
          <table:table-cell office:value-type="float" office:value="0.444503642444233" calcext:value-type="float">
            <text:p>0.444503642444233</text:p>
          </table:table-cell>
          <table:table-cell office:value-type="float" office:value="0.368245520970028" calcext:value-type="float">
            <text:p>0.3682455209700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HGbat50D</text:p>
          </table:table-cell>
          <table:table-cell office:value-type="string" calcext:value-type="string">
            <text:p>MEAN</text:p>
          </table:table-cell>
          <table:table-cell office:value-type="float" office:value="0.500003796070814" calcext:value-type="float">
            <text:p>0.500003796070814</text:p>
          </table:table-cell>
          <table:table-cell table:number-columns-repeated="9"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0000538051144468468" calcext:value-type="float">
            <text:p>5.38051144468468E-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HGbat100D</text:p>
          </table:table-cell>
          <table:table-cell office:value-type="string" calcext:value-type="string">
            <text:p>MEAN</text:p>
          </table:table-cell>
          <table:table-cell office:value-type="float" office:value="0.50001260265708" calcext:value-type="float">
            <text:p>0.50001260265708</text:p>
          </table:table-cell>
          <table:table-cell table:number-columns-repeated="9"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00013317000917406" calcext:value-type="float">
            <text:p>1.3317000917406E-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HGbat200D</text:p>
          </table:table-cell>
          <table:table-cell office:value-type="string" calcext:value-type="string">
            <text:p>MEAN</text:p>
          </table:table-cell>
          <table:table-cell office:value-type="float" office:value="6.12268711254001" calcext:value-type="float">
            <text:p>6.12268711254001</text:p>
          </table:table-cell>
          <table:table-cell office:value-type="float" office:value="0.500246699899435" calcext:value-type="float">
            <text:p>0.500246699899435</text:p>
          </table:table-cell>
          <table:table-cell office:value-type="float" office:value="0.500004678964615" calcext:value-type="float">
            <text:p>0.500004678964615</text:p>
          </table:table-cell>
          <table:table-cell office:value-type="float" office:value="0.500000085681677" calcext:value-type="float">
            <text:p>0.500000085681677</text:p>
          </table:table-cell>
          <table:table-cell office:value-type="float" office:value="0.5" calcext:value-type="float">
            <text:p>0.5</text:p>
          </table:table-cell>
          <table:table-cell office:value-type="float" office:value="0.50001422688365" calcext:value-type="float">
            <text:p>0.50001422688365</text:p>
          </table:table-cell>
          <table:table-cell office:value-type="float" office:value="0.500000145286322" calcext:value-type="float">
            <text:p>0.500000145286322</text:p>
          </table:table-cell>
          <table:table-cell office:value-type="float" office:value="0.50000000372529" calcext:value-type="float">
            <text:p>0.50000000372529</text:p>
          </table:table-cell>
          <table:table-cell office:value-type="float" office:value="0.5" calcext:value-type="float">
            <text:p>0.5</text:p>
          </table:table-cell>
          <table:table-cell office:value-type="float" office:value="0.500000514090061" calcext:value-type="float">
            <text:p>0.500000514090061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1.6067663119035" calcext:value-type="float">
            <text:p>11.6067663119035</text:p>
          </table:table-cell>
          <table:table-cell office:value-type="float" office:value="0.000530409537576094" calcext:value-type="float">
            <text:p>0.000530409537576</text:p>
          </table:table-cell>
          <table:table-cell office:value-type="float" office:value="0.00000962568729565339" calcext:value-type="float">
            <text:p>9.62568729565339E-06</text:p>
          </table:table-cell>
          <table:table-cell office:value-type="float" office:value="0.000000192062633883636" calcext:value-type="float">
            <text:p>1.92062633883636E-07</text:p>
          </table:table-cell>
          <table:table-cell office:value-type="float" office:value="0" calcext:value-type="float">
            <text:p>0</text:p>
          </table:table-cell>
          <table:table-cell office:value-type="float" office:value="0.0000804794072315521" calcext:value-type="float">
            <text:p>8.04794072315521E-05</text:p>
          </table:table-cell>
          <table:table-cell office:value-type="float" office:value="0.000000821863545962434" calcext:value-type="float">
            <text:p>8.21863545962434E-07</text:p>
          </table:table-cell>
          <table:table-cell office:value-type="float" office:value="0.000000021073424255447" calcext:value-type="float">
            <text:p>2.107342425544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290813254725169" calcext:value-type="float">
            <text:p>2.90813254725169E-0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ModifiedSchwefel50D</text:p>
          </table:table-cell>
          <table:table-cell office:value-type="string" calcext:value-type="string">
            <text:p>MEAN</text:p>
          </table:table-cell>
          <table:table-cell office:value-type="float" office:value="0.000637058168649673" calcext:value-type="float">
            <text:p>0.00063705816865</text:p>
          </table:table-cell>
          <table:table-cell table:number-columns-repeated="9" office:value-type="float" office:value="0.00063633918762207" calcext:value-type="float">
            <text:p>0.000636339187622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000012234008199769" calcext:value-type="float">
            <text:p>1.2234008199769E-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ModifiedSchwefel100D</text:p>
          </table:table-cell>
          <table:table-cell office:value-type="string" calcext:value-type="string">
            <text:p>MEAN</text:p>
          </table:table-cell>
          <table:table-cell office:value-type="float" office:value="0.00127458944916725" calcext:value-type="float">
            <text:p>0.001274589449167</text:p>
          </table:table-cell>
          <table:table-cell table:number-columns-repeated="9" office:value-type="float" office:value="0.00127279758453369" calcext:value-type="float">
            <text:p>0.001272797584534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0000258412696024824" calcext:value-type="float">
            <text:p>2.58412696024824E-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ModifiedSchwefel200D</text:p>
          </table:table-cell>
          <table:table-cell office:value-type="string" calcext:value-type="string">
            <text:p>MEAN</text:p>
          </table:table-cell>
          <table:table-cell office:value-type="float" office:value="0.00255560874938965" calcext:value-type="float">
            <text:p>0.00255560874939</text:p>
          </table:table-cell>
          <table:table-cell table:number-columns-repeated="9" office:value-type="float" office:value="0.00254547595977783" calcext:value-type="float">
            <text:p>0.002545475959778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000257120781979067" calcext:value-type="float">
            <text:p>2.57120781979067E-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astrigin50D</text:p>
          </table:table-cell>
          <table:table-cell office:value-type="string" calcext:value-type="string">
            <text:p>MEAN</text:p>
          </table:table-cell>
          <table:table-cell office:value-type="float" office:value="150.514684226364" calcext:value-type="float">
            <text:p>150.514684226364</text:p>
          </table:table-cell>
          <table:table-cell office:value-type="float" office:value="150.000035494566" calcext:value-type="float">
            <text:p>150.000035494566</text:p>
          </table:table-cell>
          <table:table-cell office:value-type="float" office:value="150.000000532717" calcext:value-type="float">
            <text:p>150.000000532717</text:p>
          </table:table-cell>
          <table:table-cell table:number-columns-repeated="7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.02790037836701" calcext:value-type="float">
            <text:p>2.02790037836701</text:p>
          </table:table-cell>
          <table:table-cell office:value-type="float" office:value="0.000142157265225173" calcext:value-type="float">
            <text:p>0.000142157265225</text:p>
          </table:table-cell>
          <table:table-cell office:value-type="float" office:value="0.00000282035405538186" calcext:value-type="float">
            <text:p>2.82035405538186E-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astrigin100D</text:p>
          </table:table-cell>
          <table:table-cell office:value-type="string" calcext:value-type="string">
            <text:p>MEAN</text:p>
          </table:table-cell>
          <table:table-cell office:value-type="float" office:value="154.837229557335" calcext:value-type="float">
            <text:p>154.837229557335</text:p>
          </table:table-cell>
          <table:table-cell office:value-type="float" office:value="150.000913977623" calcext:value-type="float">
            <text:p>150.000913977623</text:p>
          </table:table-cell>
          <table:table-cell office:value-type="float" office:value="150.000001102686" calcext:value-type="float">
            <text:p>150.000001102686</text:p>
          </table:table-cell>
          <table:table-cell table:number-columns-repeated="7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7.6943056052381" calcext:value-type="float">
            <text:p>17.6943056052381</text:p>
          </table:table-cell>
          <table:table-cell office:value-type="float" office:value="0.002740130955616" calcext:value-type="float">
            <text:p>0.002740130955616</text:p>
          </table:table-cell>
          <table:table-cell office:value-type="float" office:value="0.00000447282158720813" calcext:value-type="float">
            <text:p>4.47282158720813E-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astrigin200D</text:p>
          </table:table-cell>
          <table:table-cell office:value-type="string" calcext:value-type="string">
            <text:p>MEAN</text:p>
          </table:table-cell>
          <table:table-cell office:value-type="float" office:value="197.994666945189" calcext:value-type="float">
            <text:p>197.994666945189</text:p>
          </table:table-cell>
          <table:table-cell office:value-type="float" office:value="150.033380109817" calcext:value-type="float">
            <text:p>150.033380109817</text:p>
          </table:table-cell>
          <table:table-cell office:value-type="float" office:value="150.000007722527" calcext:value-type="float">
            <text:p>150.000007722527</text:p>
          </table:table-cell>
          <table:table-cell table:number-columns-repeated="7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50.48680496473" calcext:value-type="float">
            <text:p>250.48680496473</text:p>
          </table:table-cell>
          <table:table-cell office:value-type="float" office:value="0.183047828459181" calcext:value-type="float">
            <text:p>0.183047828459181</text:p>
          </table:table-cell>
          <table:table-cell office:value-type="float" office:value="0.0000418916693113028" calcext:value-type="float">
            <text:p>4.18916693113028E-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osenbrock50D</text:p>
          </table:table-cell>
          <table:table-cell office:value-type="string" calcext:value-type="string">
            <text:p>MEAN</text:p>
          </table:table-cell>
          <table:table-cell office:value-type="float" office:value="48.892386879772" calcext:value-type="float">
            <text:p>48.892386879772</text:p>
          </table:table-cell>
          <table:table-cell office:value-type="float" office:value="48.8872994408011" calcext:value-type="float">
            <text:p>48.8872994408011</text:p>
          </table:table-cell>
          <table:table-cell office:value-type="float" office:value="48.8926514908671" calcext:value-type="float">
            <text:p>48.8926514908671</text:p>
          </table:table-cell>
          <table:table-cell office:value-type="float" office:value="48.8914146721363" calcext:value-type="float">
            <text:p>48.8914146721363</text:p>
          </table:table-cell>
          <table:table-cell office:value-type="float" office:value="48.8931904137135" calcext:value-type="float">
            <text:p>48.8931904137135</text:p>
          </table:table-cell>
          <table:table-cell office:value-type="float" office:value="48.894767343998" calcext:value-type="float">
            <text:p>48.894767343998</text:p>
          </table:table-cell>
          <table:table-cell office:value-type="float" office:value="48.8934084810317" calcext:value-type="float">
            <text:p>48.8934084810317</text:p>
          </table:table-cell>
          <table:table-cell office:value-type="float" office:value="48.8934195972979" calcext:value-type="float">
            <text:p>48.8934195972979</text:p>
          </table:table-cell>
          <table:table-cell office:value-type="float" office:value="48.8950931057334" calcext:value-type="float">
            <text:p>48.8950931057334</text:p>
          </table:table-cell>
          <table:table-cell office:value-type="float" office:value="48.8926560468972" calcext:value-type="float">
            <text:p>48.8926560468972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234441431571806" calcext:value-type="float">
            <text:p>0.023444143157181</text:p>
          </table:table-cell>
          <table:table-cell office:value-type="float" office:value="0.0322697068071517" calcext:value-type="float">
            <text:p>0.032269706807152</text:p>
          </table:table-cell>
          <table:table-cell office:value-type="float" office:value="0.0352481471213828" calcext:value-type="float">
            <text:p>0.035248147121383</text:p>
          </table:table-cell>
          <table:table-cell office:value-type="float" office:value="0.0339785141837163" calcext:value-type="float">
            <text:p>0.033978514183716</text:p>
          </table:table-cell>
          <table:table-cell office:value-type="float" office:value="0.0302716646136494" calcext:value-type="float">
            <text:p>0.030271664613649</text:p>
          </table:table-cell>
          <table:table-cell office:value-type="float" office:value="0.0333405801168653" calcext:value-type="float">
            <text:p>0.033340580116865</text:p>
          </table:table-cell>
          <table:table-cell office:value-type="float" office:value="0.0325269742181238" calcext:value-type="float">
            <text:p>0.032526974218124</text:p>
          </table:table-cell>
          <table:table-cell office:value-type="float" office:value="0.0334999543295563" calcext:value-type="float">
            <text:p>0.033499954329556</text:p>
          </table:table-cell>
          <table:table-cell office:value-type="float" office:value="0.0340847915589653" calcext:value-type="float">
            <text:p>0.034084791558965</text:p>
          </table:table-cell>
          <table:table-cell office:value-type="float" office:value="0.0338472813688273" calcext:value-type="float">
            <text:p>0.03384728136882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osenbrock100D</text:p>
          </table:table-cell>
          <table:table-cell office:value-type="string" calcext:value-type="string">
            <text:p>MEAN</text:p>
          </table:table-cell>
          <table:table-cell office:value-type="float" office:value="98.8788442350924" calcext:value-type="float">
            <text:p>98.8788442350924</text:p>
          </table:table-cell>
          <table:table-cell office:value-type="float" office:value="98.8864555284381" calcext:value-type="float">
            <text:p>98.8864555284381</text:p>
          </table:table-cell>
          <table:table-cell office:value-type="float" office:value="98.8902235664427" calcext:value-type="float">
            <text:p>98.8902235664427</text:p>
          </table:table-cell>
          <table:table-cell office:value-type="float" office:value="98.8878753148019" calcext:value-type="float">
            <text:p>98.8878753148019</text:p>
          </table:table-cell>
          <table:table-cell office:value-type="float" office:value="98.889277100563" calcext:value-type="float">
            <text:p>98.889277100563</text:p>
          </table:table-cell>
          <table:table-cell office:value-type="float" office:value="98.8902293741703" calcext:value-type="float">
            <text:p>98.8902293741703</text:p>
          </table:table-cell>
          <table:table-cell office:value-type="float" office:value="98.8889008536935" calcext:value-type="float">
            <text:p>98.8889008536935</text:p>
          </table:table-cell>
          <table:table-cell office:value-type="float" office:value="98.8888075090945" calcext:value-type="float">
            <text:p>98.8888075090945</text:p>
          </table:table-cell>
          <table:table-cell office:value-type="float" office:value="98.8905293866992" calcext:value-type="float">
            <text:p>98.8905293866992</text:p>
          </table:table-cell>
          <table:table-cell office:value-type="float" office:value="98.8854418545961" calcext:value-type="float">
            <text:p>98.8854418545961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415913625888665" calcext:value-type="float">
            <text:p>0.041591362588867</text:p>
          </table:table-cell>
          <table:table-cell office:value-type="float" office:value="0.041006134870122" calcext:value-type="float">
            <text:p>0.041006134870122</text:p>
          </table:table-cell>
          <table:table-cell office:value-type="float" office:value="0.0386437573061032" calcext:value-type="float">
            <text:p>0.038643757306103</text:p>
          </table:table-cell>
          <table:table-cell office:value-type="float" office:value="0.0411753604285212" calcext:value-type="float">
            <text:p>0.041175360428521</text:p>
          </table:table-cell>
          <table:table-cell office:value-type="float" office:value="0.0399441727181718" calcext:value-type="float">
            <text:p>0.039944172718172</text:p>
          </table:table-cell>
          <table:table-cell office:value-type="float" office:value="0.0389123637795544" calcext:value-type="float">
            <text:p>0.038912363779554</text:p>
          </table:table-cell>
          <table:table-cell office:value-type="float" office:value="0.0367742582491801" calcext:value-type="float">
            <text:p>0.03677425824918</text:p>
          </table:table-cell>
          <table:table-cell office:value-type="float" office:value="0.0400630729536084" calcext:value-type="float">
            <text:p>0.040063072953608</text:p>
          </table:table-cell>
          <table:table-cell office:value-type="float" office:value="0.0352022146645016" calcext:value-type="float">
            <text:p>0.035202214664502</text:p>
          </table:table-cell>
          <table:table-cell office:value-type="float" office:value="0.0357372204063821" calcext:value-type="float">
            <text:p>0.03573722040638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osenbrock200D</text:p>
          </table:table-cell>
          <table:table-cell office:value-type="string" calcext:value-type="string">
            <text:p>MEAN</text:p>
          </table:table-cell>
          <table:table-cell office:value-type="float" office:value="198.869067627937" calcext:value-type="float">
            <text:p>198.869067627937</text:p>
          </table:table-cell>
          <table:table-cell office:value-type="float" office:value="198.875600866973" calcext:value-type="float">
            <text:p>198.875600866973</text:p>
          </table:table-cell>
          <table:table-cell office:value-type="float" office:value="198.868577629328" calcext:value-type="float">
            <text:p>198.868577629328</text:p>
          </table:table-cell>
          <table:table-cell office:value-type="float" office:value="198.871867340058" calcext:value-type="float">
            <text:p>198.871867340058</text:p>
          </table:table-cell>
          <table:table-cell office:value-type="float" office:value="198.876477468759" calcext:value-type="float">
            <text:p>198.876477468759</text:p>
          </table:table-cell>
          <table:table-cell office:value-type="float" office:value="198.876982487738" calcext:value-type="float">
            <text:p>198.876982487738</text:p>
          </table:table-cell>
          <table:table-cell office:value-type="float" office:value="198.867040783167" calcext:value-type="float">
            <text:p>198.867040783167</text:p>
          </table:table-cell>
          <table:table-cell office:value-type="float" office:value="198.869698762894" calcext:value-type="float">
            <text:p>198.869698762894</text:p>
          </table:table-cell>
          <table:table-cell office:value-type="float" office:value="198.871721044183" calcext:value-type="float">
            <text:p>198.871721044183</text:p>
          </table:table-cell>
          <table:table-cell office:value-type="float" office:value="198.876769151539" calcext:value-type="float">
            <text:p>198.876769151539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0471508285371175" calcext:value-type="float">
            <text:p>0.047150828537118</text:p>
          </table:table-cell>
          <table:table-cell office:value-type="float" office:value="0.0347402181207195" calcext:value-type="float">
            <text:p>0.03474021812072</text:p>
          </table:table-cell>
          <table:table-cell office:value-type="float" office:value="0.0365764983095869" calcext:value-type="float">
            <text:p>0.036576498309587</text:p>
          </table:table-cell>
          <table:table-cell office:value-type="float" office:value="0.0414215925413115" calcext:value-type="float">
            <text:p>0.041421592541312</text:p>
          </table:table-cell>
          <table:table-cell office:value-type="float" office:value="0.0408598210957754" calcext:value-type="float">
            <text:p>0.040859821095775</text:p>
          </table:table-cell>
          <table:table-cell office:value-type="float" office:value="0.0319963728093166" calcext:value-type="float">
            <text:p>0.031996372809317</text:p>
          </table:table-cell>
          <table:table-cell office:value-type="float" office:value="0.042673329018323" calcext:value-type="float">
            <text:p>0.042673329018323</text:p>
          </table:table-cell>
          <table:table-cell office:value-type="float" office:value="0.044338791735251" calcext:value-type="float">
            <text:p>0.044338791735251</text:p>
          </table:table-cell>
          <table:table-cell office:value-type="float" office:value="0.0458675305609621" calcext:value-type="float">
            <text:p>0.045867530560962</text:p>
          </table:table-cell>
          <table:table-cell office:value-type="float" office:value="0.0423460692604338" calcext:value-type="float">
            <text:p>0.04234606926043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phere50D</text:p>
          </table:table-cell>
          <table:table-cell office:value-type="string" calcext:value-type="string">
            <text:p>MEAN</text:p>
          </table:table-cell>
          <table:table-cell office:value-type="float" office:value="0.181814759969711" calcext:value-type="float">
            <text:p>0.181814759969711</text:p>
          </table:table-cell>
          <table:table-cell office:value-type="float" office:value="0.00000604987144470215" calcext:value-type="float">
            <text:p>6.04987144470215E-06</text:p>
          </table:table-cell>
          <table:table-cell office:value-type="float" office:value="0.00000000745058059692383" calcext:value-type="float">
            <text:p>7.45058059692383E-0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48850034662799" calcext:value-type="float">
            <text:p>0.48850034662799</text:p>
          </table:table-cell>
          <table:table-cell office:value-type="float" office:value="0.0000174869595958931" calcext:value-type="float">
            <text:p>1.74869595958931E-05</text:p>
          </table:table-cell>
          <table:table-cell office:value-type="float" office:value="0.000000042146848510894" calcext:value-type="float">
            <text:p>4.2146848510894E-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phere100D</text:p>
          </table:table-cell>
          <table:table-cell office:value-type="string" calcext:value-type="string">
            <text:p>MEAN</text:p>
          </table:table-cell>
          <table:table-cell office:value-type="float" office:value="0.262828562408686" calcext:value-type="float">
            <text:p>0.262828562408686</text:p>
          </table:table-cell>
          <table:table-cell office:value-type="float" office:value="0.0000838525593280792" calcext:value-type="float">
            <text:p>8.38525593280792E-05</text:p>
          </table:table-cell>
          <table:table-cell office:value-type="float" office:value="0.0000000149011611938477" calcext:value-type="float">
            <text:p>1.49011611938477E-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60618883679081" calcext:value-type="float">
            <text:p>0.60618883679081</text:p>
          </table:table-cell>
          <table:table-cell office:value-type="float" office:value="0.000388571824743269" calcext:value-type="float">
            <text:p>0.000388571824743</text:p>
          </table:table-cell>
          <table:table-cell office:value-type="float" office:value="0.0000000659919642699554" calcext:value-type="float">
            <text:p>6.59919642699554E-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phere200D</text:p>
          </table:table-cell>
          <table:table-cell office:value-type="string" calcext:value-type="string">
            <text:p>MEAN</text:p>
          </table:table-cell>
          <table:table-cell office:value-type="float" office:value="0.0909806452691555" calcext:value-type="float">
            <text:p>0.090980645269156</text:p>
          </table:table-cell>
          <table:table-cell office:value-type="float" office:value="0.000031106173992157" calcext:value-type="float">
            <text:p>3.1106173992157E-05</text:p>
          </table:table-cell>
          <table:table-cell office:value-type="float" office:value="0.0000000409781932830811" calcext:value-type="float">
            <text:p>4.09781932830811E-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144639449658291" calcext:value-type="float">
            <text:p>0.144639449658291</text:p>
          </table:table-cell>
          <table:table-cell office:value-type="float" office:value="0.0000625329486149731" calcext:value-type="float">
            <text:p>6.25329486149731E-05</text:p>
          </table:table-cell>
          <table:table-cell office:value-type="float" office:value="0.000000147125006764979" calcext:value-type="float">
            <text:p>1.47125006764979E-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um_Cancellation50D</text:p>
          </table:table-cell>
          <table:table-cell office:value-type="string" calcext:value-type="string">
            <text:p>MEAN</text:p>
          </table:table-cell>
          <table:table-cell office:value-type="float" office:value="99762.921597898" calcext:value-type="float">
            <text:p>99762.921597898</text:p>
          </table:table-cell>
          <table:table-cell office:value-type="float" office:value="80902.0048876628" calcext:value-type="float">
            <text:p>80902.0048876628</text:p>
          </table:table-cell>
          <table:table-cell office:value-type="float" office:value="15395.3165297136" calcext:value-type="float">
            <text:p>15395.3165297136</text:p>
          </table:table-cell>
          <table:table-cell office:value-type="float" office:value="863.480021115393" calcext:value-type="float">
            <text:p>863.480021115393</text:p>
          </table:table-cell>
          <table:table-cell office:value-type="float" office:value="15.9599768705666" calcext:value-type="float">
            <text:p>15.9599768705666</text:p>
          </table:table-cell>
          <table:table-cell office:value-type="float" office:value="0.0873319767415524" calcext:value-type="float">
            <text:p>0.087331976741552</text:p>
          </table:table-cell>
          <table:table-cell office:value-type="float" office:value="0.00295676290988922" calcext:value-type="float">
            <text:p>0.002956762909889</text:p>
          </table:table-cell>
          <table:table-cell office:value-type="float" office:value="0.0000655502080917358" calcext:value-type="float">
            <text:p>6.55502080917358E-05</text:p>
          </table:table-cell>
          <table:table-cell office:value-type="float" office:value="0.000000890344381332397" calcext:value-type="float">
            <text:p>8.90344381332397E-07</text:p>
          </table:table-cell>
          <table:table-cell office:value-type="float" office:value="0.00000000745058059692383" calcext:value-type="float">
            <text:p>7.45058059692383E-09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28.436034039729" calcext:value-type="float">
            <text:p>228.436034039729</text:p>
          </table:table-cell>
          <table:table-cell office:value-type="float" office:value="15631.6413592676" calcext:value-type="float">
            <text:p>15631.6413592676</text:p>
          </table:table-cell>
          <table:table-cell office:value-type="float" office:value="23727.7078907148" calcext:value-type="float">
            <text:p>23727.7078907148</text:p>
          </table:table-cell>
          <table:table-cell office:value-type="float" office:value="2951.07959317271" calcext:value-type="float">
            <text:p>2951.07959317271</text:p>
          </table:table-cell>
          <table:table-cell office:value-type="float" office:value="73.6527694363451" calcext:value-type="float">
            <text:p>73.6527694363451</text:p>
          </table:table-cell>
          <table:table-cell office:value-type="float" office:value="0.22547056051878" calcext:value-type="float">
            <text:p>0.22547056051878</text:p>
          </table:table-cell>
          <table:table-cell office:value-type="float" office:value="0.00816213021877116" calcext:value-type="float">
            <text:p>0.008162130218771</text:p>
          </table:table-cell>
          <table:table-cell office:value-type="float" office:value="0.000208229347244481" calcext:value-type="float">
            <text:p>0.000208229347244</text:p>
          </table:table-cell>
          <table:table-cell office:value-type="float" office:value="0.00000239970638555554" calcext:value-type="float">
            <text:p>2.39970638555554E-06</text:p>
          </table:table-cell>
          <table:table-cell office:value-type="float" office:value="0.000000042146848510894" calcext:value-type="float">
            <text:p>4.2146848510894E-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um_Cancellation100D</text:p>
          </table:table-cell>
          <table:table-cell office:value-type="string" calcext:value-type="string">
            <text:p>MEAN</text:p>
          </table:table-cell>
          <table:table-cell office:value-type="float" office:value="99919.6283543371" calcext:value-type="float">
            <text:p>99919.6283543371</text:p>
          </table:table-cell>
          <table:table-cell office:value-type="float" office:value="91109.5531241149" calcext:value-type="float">
            <text:p>91109.5531241149</text:p>
          </table:table-cell>
          <table:table-cell office:value-type="float" office:value="24818.8329344019" calcext:value-type="float">
            <text:p>24818.8329344019</text:p>
          </table:table-cell>
          <table:table-cell office:value-type="float" office:value="510.034355882555" calcext:value-type="float">
            <text:p>510.034355882555</text:p>
          </table:table-cell>
          <table:table-cell office:value-type="float" office:value="5.25241323933005" calcext:value-type="float">
            <text:p>5.25241323933005</text:p>
          </table:table-cell>
          <table:table-cell office:value-type="float" office:value="0.198451690375805" calcext:value-type="float">
            <text:p>0.198451690375805</text:p>
          </table:table-cell>
          <table:table-cell office:value-type="float" office:value="0.00368836522102356" calcext:value-type="float">
            <text:p>0.003688365221024</text:p>
          </table:table-cell>
          <table:table-cell office:value-type="float" office:value="0.0000457391142845154" calcext:value-type="float">
            <text:p>4.57391142845154E-05</text:p>
          </table:table-cell>
          <table:table-cell office:value-type="float" office:value="0.000000398606061935425" calcext:value-type="float">
            <text:p>3.98606061935425E-07</text:p>
          </table:table-cell>
          <table:table-cell office:value-type="float" office:value="0.00000000745058059692383" calcext:value-type="float">
            <text:p>7.45058059692383E-09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86.7913494697937" calcext:value-type="float">
            <text:p>86.7913494697937</text:p>
          </table:table-cell>
          <table:table-cell office:value-type="float" office:value="10533.8398007292" calcext:value-type="float">
            <text:p>10533.8398007292</text:p>
          </table:table-cell>
          <table:table-cell office:value-type="float" office:value="25601.5505360559" calcext:value-type="float">
            <text:p>25601.5505360559</text:p>
          </table:table-cell>
          <table:table-cell office:value-type="float" office:value="1093.96832262565" calcext:value-type="float">
            <text:p>1093.96832262565</text:p>
          </table:table-cell>
          <table:table-cell office:value-type="float" office:value="9.60050805337449" calcext:value-type="float">
            <text:p>9.60050805337449</text:p>
          </table:table-cell>
          <table:table-cell office:value-type="float" office:value="0.697066379082588" calcext:value-type="float">
            <text:p>0.697066379082588</text:p>
          </table:table-cell>
          <table:table-cell office:value-type="float" office:value="0.0109830596169934" calcext:value-type="float">
            <text:p>0.010983059616994</text:p>
          </table:table-cell>
          <table:table-cell office:value-type="float" office:value="0.000148634215598169" calcext:value-type="float">
            <text:p>0.000148634215598</text:p>
          </table:table-cell>
          <table:table-cell office:value-type="float" office:value="0.000000911705035476868" calcext:value-type="float">
            <text:p>9.11705035476868E-07</text:p>
          </table:table-cell>
          <table:table-cell office:value-type="float" office:value="0.0000000293176994823196" calcext:value-type="float">
            <text:p>2.93176994823196E-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um_Cancellation200D</text:p>
          </table:table-cell>
          <table:table-cell office:value-type="string" calcext:value-type="string">
            <text:p>MEAN</text:p>
          </table:table-cell>
          <table:table-cell office:value-type="float" office:value="99955.9539406598" calcext:value-type="float">
            <text:p>99955.9539406598</text:p>
          </table:table-cell>
          <table:table-cell office:value-type="float" office:value="93399.1379011273" calcext:value-type="float">
            <text:p>93399.1379011273</text:p>
          </table:table-cell>
          <table:table-cell office:value-type="float" office:value="48129.8456761427" calcext:value-type="float">
            <text:p>48129.8456761427</text:p>
          </table:table-cell>
          <table:table-cell office:value-type="float" office:value="4064.48264022172" calcext:value-type="float">
            <text:p>4064.48264022172</text:p>
          </table:table-cell>
          <table:table-cell office:value-type="float" office:value="481.755944591016" calcext:value-type="float">
            <text:p>481.755944591016</text:p>
          </table:table-cell>
          <table:table-cell office:value-type="float" office:value="5.97695503756404" calcext:value-type="float">
            <text:p>5.97695503756404</text:p>
          </table:table-cell>
          <table:table-cell office:value-type="float" office:value="0.107159402221441" calcext:value-type="float">
            <text:p>0.107159402221441</text:p>
          </table:table-cell>
          <table:table-cell office:value-type="float" office:value="0.00304364785552025" calcext:value-type="float">
            <text:p>0.00304364785552</text:p>
          </table:table-cell>
          <table:table-cell office:value-type="float" office:value="0.000101082026958466" calcext:value-type="float">
            <text:p>0.000101082026958</text:p>
          </table:table-cell>
          <table:table-cell office:value-type="float" office:value="0.00000212714076042175" calcext:value-type="float">
            <text:p>2.12714076042175E-06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71.8834817628249" calcext:value-type="float">
            <text:p>71.8834817628249</text:p>
          </table:table-cell>
          <table:table-cell office:value-type="float" office:value="8681.12968420241" calcext:value-type="float">
            <text:p>8681.12968420241</text:p>
          </table:table-cell>
          <table:table-cell office:value-type="float" office:value="33577.5766805521" calcext:value-type="float">
            <text:p>33577.5766805521</text:p>
          </table:table-cell>
          <table:table-cell office:value-type="float" office:value="7977.25459886408" calcext:value-type="float">
            <text:p>7977.25459886408</text:p>
          </table:table-cell>
          <table:table-cell office:value-type="float" office:value="2464.73832885818" calcext:value-type="float">
            <text:p>2464.73832885818</text:p>
          </table:table-cell>
          <table:table-cell office:value-type="float" office:value="15.1553885435241" calcext:value-type="float">
            <text:p>15.1553885435241</text:p>
          </table:table-cell>
          <table:table-cell office:value-type="float" office:value="0.365606063610699" calcext:value-type="float">
            <text:p>0.365606063610699</text:p>
          </table:table-cell>
          <table:table-cell office:value-type="float" office:value="0.0116740838439805" calcext:value-type="float">
            <text:p>0.011674083843981</text:p>
          </table:table-cell>
          <table:table-cell office:value-type="float" office:value="0.000460635433862803" calcext:value-type="float">
            <text:p>0.000460635433863</text:p>
          </table:table-cell>
          <table:table-cell office:value-type="float" office:value="0.0000111980250694404" calcext:value-type="float">
            <text:p>1.11980250694404E-0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ablet50D</text:p>
          </table:table-cell>
          <table:table-cell office:value-type="string" calcext:value-type="string">
            <text:p>MEAN</text:p>
          </table:table-cell>
          <table:table-cell office:value-type="float" office:value="200.805077821016" calcext:value-type="float">
            <text:p>200.805077821016</text:p>
          </table:table-cell>
          <table:table-cell office:value-type="float" office:value="200.000050079077" calcext:value-type="float">
            <text:p>200.000050079077</text:p>
          </table:table-cell>
          <table:table-cell office:value-type="float" office:value="200.000000096858" calcext:value-type="float">
            <text:p>200.000000096858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.80614837522449" calcext:value-type="float">
            <text:p>2.80614837522449</text:p>
          </table:table-cell>
          <table:table-cell office:value-type="float" office:value="0.000138636270094396" calcext:value-type="float">
            <text:p>0.000138636270094</text:p>
          </table:table-cell>
          <table:table-cell office:value-type="float" office:value="0.000000344488167051704" calcext:value-type="float">
            <text:p>3.44488167051704E-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ablet100D</text:p>
          </table:table-cell>
          <table:table-cell office:value-type="string" calcext:value-type="string">
            <text:p>MEAN</text:p>
          </table:table-cell>
          <table:table-cell office:value-type="float" office:value="200.152154762298" calcext:value-type="float">
            <text:p>200.152154762298</text:p>
          </table:table-cell>
          <table:table-cell office:value-type="float" office:value="200.000032022595" calcext:value-type="float">
            <text:p>200.000032022595</text:p>
          </table:table-cell>
          <table:table-cell office:value-type="float" office:value="200.000000029802" calcext:value-type="float">
            <text:p>200.000000029802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389086876027467" calcext:value-type="float">
            <text:p>0.389086876027467</text:p>
          </table:table-cell>
          <table:table-cell office:value-type="float" office:value="0.0000625981058328968" calcext:value-type="float">
            <text:p>6.25981058328968E-05</text:p>
          </table:table-cell>
          <table:table-cell office:value-type="float" office:value="0.000000104890190378203" calcext:value-type="float">
            <text:p>1.04890190378203E-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ablet200D</text:p>
          </table:table-cell>
          <table:table-cell office:value-type="string" calcext:value-type="string">
            <text:p>MEAN</text:p>
          </table:table-cell>
          <table:table-cell office:value-type="float" office:value="200.102527622133" calcext:value-type="float">
            <text:p>200.102527622133</text:p>
          </table:table-cell>
          <table:table-cell office:value-type="float" office:value="200.000053796917" calcext:value-type="float">
            <text:p>200.000053796917</text:p>
          </table:table-cell>
          <table:table-cell office:value-type="float" office:value="200.000000026077" calcext:value-type="float">
            <text:p>200.00000002607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0.282717400838636" calcext:value-type="float">
            <text:p>0.282717400838636</text:p>
          </table:table-cell>
          <table:table-cell office:value-type="float" office:value="0.000178726513920984" calcext:value-type="float">
            <text:p>0.000178726513921</text:p>
          </table:table-cell>
          <table:table-cell office:value-type="float" office:value="0.000000108052064216941" calcext:value-type="float">
            <text:p>1.08052064216941E-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wo_Axes50D</text:p>
          </table:table-cell>
          <table:table-cell office:value-type="string" calcext:value-type="string">
            <text:p>MEAN</text:p>
          </table:table-cell>
          <table:table-cell office:value-type="float" office:value="10524.1646494791" calcext:value-type="float">
            <text:p>10524.1646494791</text:p>
          </table:table-cell>
          <table:table-cell office:value-type="float" office:value="151.160392481834" calcext:value-type="float">
            <text:p>151.160392481834</text:p>
          </table:table-cell>
          <table:table-cell office:value-type="float" office:value="150.000678658485" calcext:value-type="float">
            <text:p>150.000678658485</text:p>
          </table:table-cell>
          <table:table-cell office:value-type="float" office:value="150.000000052154" calcext:value-type="float">
            <text:p>150.000000052154</text:p>
          </table:table-cell>
          <table:table-cell table:number-columns-repeated="6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9031.174494835" calcext:value-type="float">
            <text:p>29031.174494835</text:p>
          </table:table-cell>
          <table:table-cell office:value-type="float" office:value="4.16380389059014" calcext:value-type="float">
            <text:p>4.16380389059014</text:p>
          </table:table-cell>
          <table:table-cell office:value-type="float" office:value="0.00291283073832714" calcext:value-type="float">
            <text:p>0.002912830738327</text:p>
          </table:table-cell>
          <table:table-cell office:value-type="float" office:value="0.000000205223896376237" calcext:value-type="float">
            <text:p>2.05223896376237E-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wo_Axes100D</text:p>
          </table:table-cell>
          <table:table-cell office:value-type="string" calcext:value-type="string">
            <text:p>MEAN</text:p>
          </table:table-cell>
          <table:table-cell office:value-type="float" office:value="137592.843972623" calcext:value-type="float">
            <text:p>137592.843972623</text:p>
          </table:table-cell>
          <table:table-cell office:value-type="float" office:value="195.772595051676" calcext:value-type="float">
            <text:p>195.772595051676</text:p>
          </table:table-cell>
          <table:table-cell office:value-type="float" office:value="150.00155011192" calcext:value-type="float">
            <text:p>150.00155011192</text:p>
          </table:table-cell>
          <table:table-cell office:value-type="float" office:value="150.000001385808" calcext:value-type="float">
            <text:p>150.000001385808</text:p>
          </table:table-cell>
          <table:table-cell table:number-columns-repeated="6" office:value-type="float" office:value="150" calcext:value-type="float">
            <text:p>15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610223.145915329" calcext:value-type="float">
            <text:p>610223.145915329</text:p>
          </table:table-cell>
          <table:table-cell office:value-type="float" office:value="247.950101371139" calcext:value-type="float">
            <text:p>247.950101371139</text:p>
          </table:table-cell>
          <table:table-cell office:value-type="float" office:value="0.00557622422002866" calcext:value-type="float">
            <text:p>0.005576224220029</text:p>
          </table:table-cell>
          <table:table-cell office:value-type="float" office:value="0.00000542857404431854" calcext:value-type="float">
            <text:p>5.42857404431854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wo_Axes200D</text:p>
          </table:table-cell>
          <table:table-cell office:value-type="string" calcext:value-type="string">
            <text:p>MEAN</text:p>
          </table:table-cell>
          <table:table-cell office:value-type="float" office:value="4.29836377755341E+058" calcext:value-type="float">
            <text:p>4.29836377755341E+058</text:p>
          </table:table-cell>
          <table:table-cell office:value-type="float" office:value="1.37010644266091E+056" calcext:value-type="float">
            <text:p>1.37010644266091E+056</text:p>
          </table:table-cell>
          <table:table-cell office:value-type="float" office:value="4.58171242706921E+050" calcext:value-type="float">
            <text:p>4.58171242706921E+050</text:p>
          </table:table-cell>
          <table:table-cell office:value-type="float" office:value="4.54745425810311E+045" calcext:value-type="float">
            <text:p>4.54745425810311E+045</text:p>
          </table:table-cell>
          <table:table-cell office:value-type="float" office:value="4.24300463586524E+115" calcext:value-type="float">
            <text:p>4.24300463586524E+115</text:p>
          </table:table-cell>
          <table:table-cell office:value-type="float" office:value="1.35006635632497E+111" calcext:value-type="float">
            <text:p>1.35006635632497E+111</text:p>
          </table:table-cell>
          <table:table-cell office:value-type="float" office:value="6.36401120049767E+109" calcext:value-type="float">
            <text:p>6.36401120049767E+109</text:p>
          </table:table-cell>
          <table:table-cell office:value-type="float" office:value="1.49154573523145E+107" calcext:value-type="float">
            <text:p>1.49154573523145E+107</text:p>
          </table:table-cell>
          <table:table-cell office:value-type="float" office:value="1.82650309107382E+103" calcext:value-type="float">
            <text:p>1.82650309107382E+103</text:p>
          </table:table-cell>
          <table:table-cell office:value-type="float" office:value="1.38641295024618E+102" calcext:value-type="float">
            <text:p>1.38641295024618E+102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.43152160978684E+059" calcext:value-type="float">
            <text:p>2.43152160978684E+059</text:p>
          </table:table-cell>
          <table:table-cell office:value-type="float" office:value="7.75048845701055E+056" calcext:value-type="float">
            <text:p>7.75048845701055E+056</text:p>
          </table:table-cell>
          <table:table-cell office:value-type="float" office:value="2.59180761512563E+051" calcext:value-type="float">
            <text:p>2.59180761512563E+051</text:p>
          </table:table-cell>
          <table:table-cell office:value-type="float" office:value="2.57224443268037E+046" calcext:value-type="float">
            <text:p>2.57224443268037E+046</text:p>
          </table:table-cell>
          <table:table-cell office:value-type="float" office:value="2.40020588050101E+116" calcext:value-type="float">
            <text:p>2.40020588050101E+116</text:p>
          </table:table-cell>
          <table:table-cell office:value-type="float" office:value="7.63712860487358E+111" calcext:value-type="float">
            <text:p>7.63712860487358E+111</text:p>
          </table:table-cell>
          <table:table-cell office:value-type="float" office:value="3.60002838033523E+110" calcext:value-type="float">
            <text:p>3.60002838033523E+110</text:p>
          </table:table-cell>
          <table:table-cell office:value-type="float" office:value="8.43745683065628E+107" calcext:value-type="float">
            <text:p>8.43745683065628E+107</text:p>
          </table:table-cell>
          <table:table-cell office:value-type="float" office:value="1.03322617724519E+104" calcext:value-type="float">
            <text:p>1.03322617724519E+104</text:p>
          </table:table-cell>
          <table:table-cell office:value-type="float" office:value="7.84273598915135E+102" calcext:value-type="float">
            <text:p>7.84273598915135E+10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wo_Axes2_50D</text:p>
          </table:table-cell>
          <table:table-cell office:value-type="string" calcext:value-type="string">
            <text:p>MEAN</text:p>
          </table:table-cell>
          <table:table-cell office:value-type="float" office:value="16422.9944530725" calcext:value-type="float">
            <text:p>16422.9944530725</text:p>
          </table:table-cell>
          <table:table-cell office:value-type="float" office:value="205.622215770185" calcext:value-type="float">
            <text:p>205.622215770185</text:p>
          </table:table-cell>
          <table:table-cell office:value-type="float" office:value="200.006945751607" calcext:value-type="float">
            <text:p>200.006945751607</text:p>
          </table:table-cell>
          <table:table-cell office:value-type="float" office:value="200.000001009554" calcext:value-type="float">
            <text:p>200.000001009554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37712.3500103636" calcext:value-type="float">
            <text:p>37712.3500103636</text:p>
          </table:table-cell>
          <table:table-cell office:value-type="float" office:value="17.7085491432233" calcext:value-type="float">
            <text:p>17.7085491432233</text:p>
          </table:table-cell>
          <table:table-cell office:value-type="float" office:value="0.0252228621724542" calcext:value-type="float">
            <text:p>0.025222862172454</text:p>
          </table:table-cell>
          <table:table-cell office:value-type="float" office:value="0.00000402405584145899" calcext:value-type="float">
            <text:p>4.02405584145899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wo_Axes2_100D</text:p>
          </table:table-cell>
          <table:table-cell office:value-type="string" calcext:value-type="string">
            <text:p>MEAN</text:p>
          </table:table-cell>
          <table:table-cell office:value-type="float" office:value="38822.8394462503" calcext:value-type="float">
            <text:p>38822.8394462503</text:p>
          </table:table-cell>
          <table:table-cell office:value-type="float" office:value="298.538505084813" calcext:value-type="float">
            <text:p>298.538505084813</text:p>
          </table:table-cell>
          <table:table-cell office:value-type="float" office:value="200.00097989291" calcext:value-type="float">
            <text:p>200.00097989291</text:p>
          </table:table-cell>
          <table:table-cell office:value-type="float" office:value="200.000000733882" calcext:value-type="float">
            <text:p>200.000000733882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00603.515720082" calcext:value-type="float">
            <text:p>100603.515720082</text:p>
          </table:table-cell>
          <table:table-cell office:value-type="float" office:value="471.333118015529" calcext:value-type="float">
            <text:p>471.333118015529</text:p>
          </table:table-cell>
          <table:table-cell office:value-type="float" office:value="0.00286791776632651" calcext:value-type="float">
            <text:p>0.002867917766327</text:p>
          </table:table-cell>
          <table:table-cell office:value-type="float" office:value="0.00000274291848461407" calcext:value-type="float">
            <text:p>2.74291848461407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wo_Axes2_200D</text:p>
          </table:table-cell>
          <table:table-cell office:value-type="string" calcext:value-type="string">
            <text:p>MEAN</text:p>
          </table:table-cell>
          <table:table-cell office:value-type="float" office:value="6.35541219977869E+081" calcext:value-type="float">
            <text:p>6.35541219977869E+081</text:p>
          </table:table-cell>
          <table:table-cell office:value-type="float" office:value="1.26210382332404E+084" calcext:value-type="float">
            <text:p>1.26210382332404E+084</text:p>
          </table:table-cell>
          <table:table-cell office:value-type="float" office:value="1.30882215946426E+081" calcext:value-type="float">
            <text:p>1.30882215946426E+081</text:p>
          </table:table-cell>
          <table:table-cell office:value-type="float" office:value="2.8149529773069E+079" calcext:value-type="float">
            <text:p>2.8149529773069E+079</text:p>
          </table:table-cell>
          <table:table-cell office:value-type="float" office:value="7.00341385871345E+075" calcext:value-type="float">
            <text:p>7.00341385871345E+075</text:p>
          </table:table-cell>
          <table:table-cell office:value-type="float" office:value="2.62980018468972E+072" calcext:value-type="float">
            <text:p>2.62980018468972E+072</text:p>
          </table:table-cell>
          <table:table-cell office:value-type="float" office:value="5.06734809099979E+066" calcext:value-type="float">
            <text:p>5.06734809099979E+066</text:p>
          </table:table-cell>
          <table:table-cell office:value-type="float" office:value="5.230015647301E+065" calcext:value-type="float">
            <text:p>5.230015647301E+065</text:p>
          </table:table-cell>
          <table:table-cell office:value-type="float" office:value="5.62064373306013E+299" calcext:value-type="float">
            <text:p>5.62064373306013E+299</text:p>
          </table:table-cell>
          <table:table-cell office:value-type="float" office:value="7.06724584026629E+294" calcext:value-type="float">
            <text:p>7.06724584026629E+294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3.59516405095938E+082" calcext:value-type="float">
            <text:p>3.59516405095938E+082</text:p>
          </table:table-cell>
          <table:table-cell office:value-type="float" office:value="7.13953737627117E+084" calcext:value-type="float">
            <text:p>7.13953737627117E+084</text:p>
          </table:table-cell>
          <table:table-cell office:value-type="float" office:value="7.40381619459518E+081" calcext:value-type="float">
            <text:p>7.40381619459518E+081</text:p>
          </table:table-cell>
          <table:table-cell office:value-type="float" office:value="1.59237787117998E+080" calcext:value-type="float">
            <text:p>1.59237787117998E+080</text:p>
          </table:table-cell>
          <table:table-cell office:value-type="float" office:value="3.9617291447617E+076" calcext:value-type="float">
            <text:p>3.9617291447617E+076</text:p>
          </table:table-cell>
          <table:table-cell office:value-type="float" office:value="1.48763963500779E+073" calcext:value-type="float">
            <text:p>1.48763963500779E+073</text:p>
          </table:table-cell>
          <table:table-cell office:value-type="float" office:value="2.86652495822293E+067" calcext:value-type="float">
            <text:p>2.86652495822293E+067</text:p>
          </table:table-cell>
          <table:table-cell table:number-columns-repeated="3" office:value-type="float" office:value="2.95854362393463E+066" calcext:value-type="float">
            <text:p>2.95854362393463E+06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Weierstrass50D</text:p>
          </table:table-cell>
          <table:table-cell office:value-type="string" calcext:value-type="string">
            <text:p>MEAN</text:p>
          </table:table-cell>
          <table:table-cell office:value-type="float" office:value="236.304139837623" calcext:value-type="float">
            <text:p>236.304139837623</text:p>
          </table:table-cell>
          <table:table-cell office:value-type="float" office:value="206.1241023615" calcext:value-type="float">
            <text:p>206.1241023615</text:p>
          </table:table-cell>
          <table:table-cell office:value-type="float" office:value="200.943601466715" calcext:value-type="float">
            <text:p>200.943601466715</text:p>
          </table:table-cell>
          <table:table-cell office:value-type="float" office:value="200.024351704866" calcext:value-type="float">
            <text:p>200.024351704866</text:p>
          </table:table-cell>
          <table:table-cell office:value-type="float" office:value="200.001879137009" calcext:value-type="float">
            <text:p>200.001879137009</text:p>
          </table:table-cell>
          <table:table-cell office:value-type="float" office:value="200.000129856169" calcext:value-type="float">
            <text:p>200.000129856169</text:p>
          </table:table-cell>
          <table:table-cell office:value-type="float" office:value="200.000002417713" calcext:value-type="float">
            <text:p>200.00000241771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12.9918241759138" calcext:value-type="float">
            <text:p>12.9918241759138</text:p>
          </table:table-cell>
          <table:table-cell office:value-type="float" office:value="10.6623286688992" calcext:value-type="float">
            <text:p>10.6623286688992</text:p>
          </table:table-cell>
          <table:table-cell office:value-type="float" office:value="3.27244975499063" calcext:value-type="float">
            <text:p>3.27244975499063</text:p>
          </table:table-cell>
          <table:table-cell office:value-type="float" office:value="0.0561125995073524" calcext:value-type="float">
            <text:p>0.056112599507352</text:p>
          </table:table-cell>
          <table:table-cell office:value-type="float" office:value="0.00396469006878851" calcext:value-type="float">
            <text:p>0.003964690068789</text:p>
          </table:table-cell>
          <table:table-cell office:value-type="float" office:value="0.000521946113881365" calcext:value-type="float">
            <text:p>0.000521946113881</text:p>
          </table:table-cell>
          <table:table-cell office:value-type="float" office:value="0.0000104873246785589" calcext:value-type="float">
            <text:p>1.04873246785589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Weierstrass100D</text:p>
          </table:table-cell>
          <table:table-cell office:value-type="string" calcext:value-type="string">
            <text:p>MEAN</text:p>
          </table:table-cell>
          <table:table-cell office:value-type="float" office:value="280.126055348664" calcext:value-type="float">
            <text:p>280.126055348664</text:p>
          </table:table-cell>
          <table:table-cell office:value-type="float" office:value="208.616323936731" calcext:value-type="float">
            <text:p>208.616323936731</text:p>
          </table:table-cell>
          <table:table-cell office:value-type="float" office:value="200.378082618117" calcext:value-type="float">
            <text:p>200.378082618117</text:p>
          </table:table-cell>
          <table:table-cell office:value-type="float" office:value="200.022076647729" calcext:value-type="float">
            <text:p>200.022076647729</text:p>
          </table:table-cell>
          <table:table-cell office:value-type="float" office:value="200.001851707697" calcext:value-type="float">
            <text:p>200.001851707697</text:p>
          </table:table-cell>
          <table:table-cell office:value-type="float" office:value="200.000142611563" calcext:value-type="float">
            <text:p>200.000142611563</text:p>
          </table:table-cell>
          <table:table-cell office:value-type="float" office:value="200.000002071261" calcext:value-type="float">
            <text:p>200.00000207126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21.1218916056329" calcext:value-type="float">
            <text:p>21.1218916056329</text:p>
          </table:table-cell>
          <table:table-cell office:value-type="float" office:value="15.4865276043149" calcext:value-type="float">
            <text:p>15.4865276043149</text:p>
          </table:table-cell>
          <table:table-cell office:value-type="float" office:value="0.551059384198116" calcext:value-type="float">
            <text:p>0.551059384198116</text:p>
          </table:table-cell>
          <table:table-cell office:value-type="float" office:value="0.0248630337829363" calcext:value-type="float">
            <text:p>0.024863033782936</text:p>
          </table:table-cell>
          <table:table-cell office:value-type="float" office:value="0.00374614192316816" calcext:value-type="float">
            <text:p>0.003746141923168</text:p>
          </table:table-cell>
          <table:table-cell office:value-type="float" office:value="0.000584083748879678" calcext:value-type="float">
            <text:p>0.00058408374888</text:p>
          </table:table-cell>
          <table:table-cell office:value-type="float" office:value="0.0000073149001720745" calcext:value-type="float">
            <text:p>7.3149001720745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Weierstrass200D</text:p>
          </table:table-cell>
          <table:table-cell office:value-type="string" calcext:value-type="string">
            <text:p>MEAN</text:p>
          </table:table-cell>
          <table:table-cell office:value-type="float" office:value="318.814401097596" calcext:value-type="float">
            <text:p>318.814401097596</text:p>
          </table:table-cell>
          <table:table-cell office:value-type="float" office:value="207.181549660861" calcext:value-type="float">
            <text:p>207.181549660861</text:p>
          </table:table-cell>
          <table:table-cell office:value-type="float" office:value="200.553361520171" calcext:value-type="float">
            <text:p>200.553361520171</text:p>
          </table:table-cell>
          <table:table-cell office:value-type="float" office:value="200.037861499935" calcext:value-type="float">
            <text:p>200.037861499935</text:p>
          </table:table-cell>
          <table:table-cell office:value-type="float" office:value="200.001549258828" calcext:value-type="float">
            <text:p>200.001549258828</text:p>
          </table:table-cell>
          <table:table-cell office:value-type="float" office:value="200.000109698623" calcext:value-type="float">
            <text:p>200.000109698623</text:p>
          </table:table-cell>
          <table:table-cell office:value-type="float" office:value="200.000000048429" calcext:value-type="float">
            <text:p>200.00000004842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string" calcext:value-type="string">
            <text:p>STD</text:p>
          </table:table-cell>
          <table:table-cell office:value-type="float" office:value="51.2261769167402" calcext:value-type="float">
            <text:p>51.2261769167402</text:p>
          </table:table-cell>
          <table:table-cell office:value-type="float" office:value="7.69572945657121" calcext:value-type="float">
            <text:p>7.69572945657121</text:p>
          </table:table-cell>
          <table:table-cell office:value-type="float" office:value="0.854213730226499" calcext:value-type="float">
            <text:p>0.854213730226499</text:p>
          </table:table-cell>
          <table:table-cell office:value-type="float" office:value="0.0596874477235389" calcext:value-type="float">
            <text:p>0.059687447723539</text:p>
          </table:table-cell>
          <table:table-cell office:value-type="float" office:value="0.00153055503333069" calcext:value-type="float">
            <text:p>0.001530555033331</text:p>
          </table:table-cell>
          <table:table-cell office:value-type="float" office:value="0.000332154387203403" calcext:value-type="float">
            <text:p>0.000332154387203</text:p>
          </table:table-cell>
          <table:table-cell office:value-type="float" office:value="0.000000186307771336078" calcext:value-type="float">
            <text:p>1.86307771336078E-07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08:39:37.83750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02:08.633463246</meta:creation-date>
    <dc:date>2022-05-12T11:24:23.910644383</dc:date>
    <meta:editing-duration>P1DT11H36M16S</meta:editing-duration>
    <meta:editing-cycles>24</meta:editing-cycles>
    <meta:generator>LibreOffice/6.4.7.2$Linux_X86_64 LibreOffice_project/40$Build-2</meta:generator>
    <meta:document-statistic meta:table-count="1" meta:cell-count="1183" meta:object-count="0"/>
  </office:meta>
</office:document-meta>
</file>